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2.737cm" fo:min-width="18.55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6.354cm" fo:min-width="4.45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1cm" fo:min-width="4.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354cm" fo:min-width="4.5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solid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3.179cm" fo:min-width="3.564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17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1.942cm" fo:min-width="10.168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8.894cm" fo:min-width="8.644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ngChu" draw:style-name="dp1" draw:master-page-name="Default">
        <draw:custom-shape draw:style-name="gr1" draw:text-style-name="P1" draw:layer="layout" svg:width="19.05cm" svg:height="1.27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05cm" svg:height="22.987cm" svg:x="1.254cm" svg:y="3.0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18cm" svg:height="0.889cm" svg:x="1.508cm" svg:y="3.286cm">
          <draw:text-box>
            <text:p><text:span text:style-name="T1">Div Container</text:span></text:p>
          </draw:text-box>
        </draw:frame>
        <draw:custom-shape draw:style-name="gr4" draw:text-style-name="P2" draw:layer="layout" svg:width="4.953cm" svg:height="6.604cm" svg:x="1.508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6.35cm" svg:x="6.842cm" svg:y="4.6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6.604cm" svg:x="13.319cm" svg:y="4.30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26cm" svg:height="1.016cm" svg:x="1.635cm" svg:y="9.89cm">
          <draw:text-box>
            <text:p><text:span text:style-name="T1">Sản phẩm theo menu</text:span></text:p>
          </draw:text-box>
        </draw:frame>
        <draw:frame draw:style-name="gr3" draw:text-style-name="P3" draw:layer="layout" svg:width="5.334cm" svg:height="0.889cm" svg:x="7.477cm" svg:y="9.636cm">
          <draw:text-box>
            <text:p><text:span text:style-name="T1">Sản phẩm theo menu</text:span></text:p>
          </draw:text-box>
        </draw:frame>
        <draw:frame draw:style-name="gr7" draw:text-style-name="P3" draw:layer="layout" svg:width="5.334cm" svg:height="1.016cm" svg:x="13.192cm" svg:y="9.763cm">
          <draw:text-box>
            <text:p><text:span text:style-name="T1">Sản phẩm theo menu</text:span></text:p>
          </draw:text-box>
        </draw:frame>
      </draw:page>
      <draw:page draw:name="page2" draw:style-name="dp1" draw:master-page-name="Default">
        <draw:frame draw:style-name="gr8" draw:text-style-name="P3" draw:layer="layout" svg:width="2.921cm" svg:height="0.762cm" svg:x="1.762cm" svg:y="4.048cm">
          <draw:text-box>
            <text:p><text:span text:style-name="T1">Danh mục</text:span></text:p>
          </draw:text-box>
        </draw:frame>
        <draw:frame draw:style-name="gr7" draw:text-style-name="P4" draw:layer="layout" svg:width="4.826cm" svg:height="1.016cm" svg:x="6.461cm" svg:y="1.127cm">
          <draw:text-box>
            <text:p>Dữ liệu</text:p>
          </draw:text-box>
        </draw:frame>
        <draw:frame draw:style-name="gr8" draw:text-style-name="P3" draw:layer="layout" svg:width="2.921cm" svg:height="0.762cm" svg:x="1.635cm" svg:y="7.858cm">
          <draw:text-box>
            <text:p><text:span text:style-name="T1">Sản phẩm</text:span></text:p>
          </draw:text-box>
        </draw:frame>
        <draw:frame draw:style-name="gr8" draw:text-style-name="P3" draw:layer="layout" svg:width="2.921cm" svg:height="0.762cm" svg:x="3.921cm" svg:y="4.81cm">
          <draw:text-box>
            <text:p><text:span text:style-name="T1">Album</text:span></text:p>
          </draw:text-box>
        </draw:frame>
        <draw:frame draw:style-name="gr8" draw:text-style-name="P3" draw:layer="layout" svg:width="2.921cm" svg:height="0.762cm" svg:x="3.921cm" svg:y="5.572cm">
          <draw:text-box>
            <text:p><text:span text:style-name="T1">Hình</text:span></text:p>
          </draw:text-box>
        </draw:frame>
        <draw:frame draw:style-name="gr8" draw:text-style-name="P3" draw:layer="layout" svg:width="2.921cm" svg:height="0.762cm" svg:x="3.921cm" svg:y="6.461cm">
          <draw:text-box>
            <text:p><text:span text:style-name="T1">Phụ kiện</text:span></text:p>
          </draw:text-box>
        </draw:frame>
      </draw:page>
      <draw:page draw:name="page3" draw:style-name="dp1" draw:master-page-name="Default">
        <draw:custom-shape draw:style-name="gr4" draw:text-style-name="P2" draw:layer="layout" svg:width="4.953cm" svg:height="6.604cm" svg:x="1.508cm" svg:y="4.42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826cm" svg:height="1.27cm" svg:x="1.635cm" svg:y="9.636cm">
          <draw:text-box>
            <text:p><text:span text:style-name="T1">Sản phẩm theo menu</text:span></text:p>
          </draw:text-box>
        </draw:frame>
        <draw:frame draw:style-name="gr10" draw:text-style-name="P4" draw:layer="layout" svg:width="10.16cm" svg:height="1.143cm" svg:x="6.461cm" svg:y="1.127cm">
          <draw:text-box>
            <text:p>Trang Danh mục SP – dùng 1c</text:p>
          </draw:text-box>
        </draw:frame>
        <draw:custom-shape draw:style-name="gr11" draw:text-style-name="P5" draw:layer="layout" svg:width="4.064cm" svg:height="3.429cm" svg:x="2.016cm" svg:y="4.937cm">
          <text:p text:style-name="P1">&lt;a&gt; &lt;img&gt;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826cm" svg:height="0.889cm" svg:x="2.016cm" svg:y="8.747cm">
          <draw:text-box>
            <text:p><text:span text:style-name="T2">Title</text:span></text:p>
          </draw:text-box>
        </draw:frame>
        <draw:frame draw:style-name="gr12" draw:text-style-name="P3" draw:layer="layout" svg:width="5.461cm" svg:height="3.429cm" svg:x="8.112cm" svg:y="4.683cm">
          <draw:text-box>
            <text:p><text:span text:style-name="T1">&lt;a&gt;&lt;img&gt;</text:span></text:p>
            <text:p><text:span text:style-name="T1">- Nguồn img</text:span></text:p>
            <text:p><text:span text:style-name="T1">- alt_text</text:span></text:p>
            <text:p><text:span text:style-name="T1">- Link tới trang</text:span></text:p>
            <text:p><text:span text:style-name="T1">- Caption: tittle|headline</text:span></text:p>
            <text:p><text:span text:style-name="T1">- Text: summary</text:span></text:p>
          </draw:text-box>
        </draw:frame>
      </draw:page>
      <draw:page draw:name="page4" draw:style-name="dp1" draw:master-page-name="Default">
        <draw:frame draw:style-name="gr10" draw:text-style-name="P4" draw:layer="layout" svg:width="10.16cm" svg:height="1.143cm" svg:x="6.461cm" svg:y="1.128cm">
          <draw:text-box>
            <text:p>Trang Sản phẩm</text:p>
          </draw:text-box>
        </draw:frame>
        <draw:custom-shape draw:style-name="gr13" draw:text-style-name="P2" draw:layer="layout" svg:width="10.668cm" svg:height="12.192cm" svg:x="1.508cm" svg:y="4.42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0.16cm" svg:height="1.27cm" svg:x="1.889cm" svg:y="14.462cm">
          <draw:text-box>
            <text:p><text:span text:style-name="T1">Diễn giải <text:s/>mục này</text:span></text:p>
          </draw:text-box>
        </draw:frame>
        <draw:custom-shape draw:style-name="gr14" draw:text-style-name="P5" draw:layer="layout" svg:width="9.144cm" svg:height="9.144cm" svg:x="2.016cm" svg:y="4.937cm">
          <text:p text:style-name="P1"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5.461cm" svg:height="3.429cm" svg:x="13.065cm" svg:y="4.683cm">
          <draw:text-box>
            <text:p><text:span text:style-name="T1">Trường chung</text:span></text:p>
            <text:p><text:span text:style-name="T1"/></text:p>
            <text:p><text:span text:style-name="T1">- Title</text:span></text:p>
            <text:p><text:span text:style-name="T1">- link_hinh_thumb</text:span></text:p>
          </draw:text-box>
        </draw:frame>
        <draw:frame draw:style-name="gr15" draw:text-style-name="P3" draw:layer="layout" svg:width="17.526cm" svg:height="1.673cm" svg:x="1cm" svg:y="2.27cm">
          <draw:text-box>
            <text:p text:style-name="P7"><text:span text:style-name="T1">Là các panel nối tiếp nhau từ trên xuống dưới, từng panel là từng thuộc tính muốn sâu của sản phẩm</text:span></text:p>
          </draw:text-box>
        </draw:frame>
        <draw:frame draw:style-name="gr12" draw:text-style-name="P3" draw:layer="layout" svg:width="5.461cm" svg:height="3.429cm" svg:x="12.938cm" svg:y="8.493cm">
          <draw:text-box>
            <text:p><text:span text:style-name="T1">Trường từng panel:</text:span></text:p>
            <text:p><text:span text:style-name="T1"/></text:p>
            <text:p><text:span text:style-name="T1">- Ảnh lớn</text:span></text:p>
            <text:p><text:span text:style-name="T1">- Dien giai: Text Area CK ed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2.2$Windows_X86_64 LibreOffice_project/2b840030fec2aae0fd2658d8d4f9548af4e3518d</meta:generator>
    <dc:date>2019-04-29T15:31:57.243000000</dc:date>
    <meta:editing-duration>PT15H6M29S</meta:editing-duration>
    <meta:editing-cycles>3</meta:editing-cycles>
    <meta:document-statistic meta:object-count="28"/>
  </office:meta>
</office:document-meta>
</file>